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717" officeooo:paragraph-rsid="0019d717"/>
    </style:style>
    <style:style style:name="P2" style:family="paragraph" style:parent-style-name="Preformatted_20_Text">
      <style:text-properties officeooo:rsid="0019d717" officeooo:paragraph-rsid="0019d717"/>
    </style:style>
    <style:style style:name="P3" style:family="paragraph" style:parent-style-name="Preformatted_20_Text">
      <style:text-properties officeooo:rsid="0019d717" officeooo:paragraph-rsid="001b6f56"/>
    </style:style>
    <style:style style:name="P4" style:family="paragraph" style:parent-style-name="Preformatted_20_Text">
      <style:text-properties officeooo:paragraph-rsid="001d0fa3"/>
    </style:style>
    <style:style style:name="P5" style:family="paragraph" style:parent-style-name="Preformatted_20_Text">
      <style:text-properties officeooo:paragraph-rsid="001e2899"/>
    </style:style>
    <style:style style:name="P6" style:family="paragraph" style:parent-style-name="Preformatted_20_Text">
      <style:text-properties officeooo:paragraph-rsid="0023183c"/>
    </style:style>
    <style:style style:name="P7" style:family="paragraph" style:parent-style-name="Preformatted_20_Text">
      <style:text-properties officeooo:paragraph-rsid="00238dc8"/>
    </style:style>
    <style:style style:name="P8" style:family="paragraph" style:parent-style-name="Preformatted_20_Text">
      <style:text-properties officeooo:paragraph-rsid="00257cd4"/>
    </style:style>
    <style:style style:name="P9" style:family="paragraph" style:parent-style-name="Preformatted_20_Text">
      <style:text-properties officeooo:paragraph-rsid="0026aacb"/>
    </style:style>
    <style:style style:name="P10" style:family="paragraph" style:parent-style-name="Preformatted_20_Text">
      <style:text-properties officeooo:paragraph-rsid="00294ec7"/>
    </style:style>
    <style:style style:name="P11" style:family="paragraph" style:parent-style-name="Text_20_body">
      <style:text-properties officeooo:paragraph-rsid="0026aacb"/>
    </style:style>
    <style:style style:name="P12" style:family="paragraph" style:parent-style-name="Text_20_body">
      <style:text-properties fo:color="#000000" officeooo:rsid="00294ec7" officeooo:paragraph-rsid="00294ec7"/>
    </style:style>
    <style:style style:name="P13" style:family="paragraph" style:parent-style-name="Text_20_body">
      <style:text-properties fo:color="#000000" officeooo:rsid="002ac8a8" officeooo:paragraph-rsid="002ac8a8"/>
    </style:style>
    <style:style style:name="P14" style:family="paragraph" style:parent-style-name="Text_20_body">
      <style:text-properties fo:color="#ff6666" officeooo:rsid="002c9125" officeooo:paragraph-rsid="002c9125"/>
    </style:style>
    <style:style style:name="P15" style:family="paragraph" style:parent-style-name="Text_20_body">
      <style:text-properties fo:color="#cc0066" officeooo:rsid="002c9125" officeooo:paragraph-rsid="002c9125"/>
    </style:style>
    <style:style style:name="P16" style:family="paragraph" style:parent-style-name="Text_20_body" style:list-style-name="L1"/>
    <style:style style:name="P17" style:family="paragraph" style:parent-style-name="Text_20_body">
      <style:text-properties officeooo:rsid="002f551c" officeooo:paragraph-rsid="002f551c"/>
    </style:style>
    <style:style style:name="T1" style:family="text">
      <style:text-properties officeooo:rsid="001b6f56"/>
    </style:style>
    <style:style style:name="T2" style:family="text">
      <style:text-properties officeooo:rsid="001d0fa3"/>
    </style:style>
    <style:style style:name="T3" style:family="text">
      <style:text-properties fo:font-weight="bold" style:font-weight-asian="bold" style:font-weight-complex="bold"/>
    </style:style>
    <style:style style:name="T4" style:family="text">
      <style:text-properties officeooo:rsid="001e2899"/>
    </style:style>
    <style:style style:name="T5" style:family="text">
      <style:text-properties officeooo:rsid="0023183c"/>
    </style:style>
    <style:style style:name="T6" style:family="text">
      <style:text-properties officeooo:rsid="00238dc8"/>
    </style:style>
    <style:style style:name="T7" style:family="text">
      <style:text-properties officeooo:rsid="00257cd4"/>
    </style:style>
    <style:style style:name="T8" style:family="text">
      <style:text-properties officeooo:rsid="0026aacb"/>
    </style:style>
    <style:style style:name="T9" style:family="text">
      <style:text-properties fo:color="#800000"/>
    </style:style>
    <style:style style:name="T10" style:family="text">
      <style:text-properties officeooo:rsid="00294ec7"/>
    </style:style>
    <style:style style:name="T11" style:family="text">
      <style:text-properties fo:color="#cc0066"/>
    </style:style>
    <style:style style:name="T12" style:family="text">
      <style:text-properties fo:color="#00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Numpy Topics</text:p>
      <text:p text:style-name="P2"><text:span text:style-name="Source_20_Text">count of null entry in dataframe</text:span></text:p>
      <text:p text:style-name="P2"><text:span text:style-name="Source_20_Text"><text:s text:c="2"/><text:tab/>df.isnull().values.sum()</text:span></text:p>
      <text:p text:style-name="P2"><text:span text:style-name="Source_20_Text"/></text:p>
      <text:p text:style-name="P3"><text:span text:style-name="Source_20_Text"><text:span text:style-name="T1">make dictionary out of zipp</text:span></text:span></text:p>
      <text:p text:style-name="P2"><text:span text:style-name="Source_20_Text"><text:tab/>dictionary = dict(zip(keys, values))</text:span></text:p>
      <text:p text:style-name="P2"><text:span text:style-name="Source_20_Text"/></text:p>
      <text:p text:style-name="P4"><text:span text:style-name="Source_20_Text"><text:span text:style-name="T2">&gt;</text:span></text:span><text:span text:style-name="Source_20_Text">To extract the </text:span><text:span text:style-name="Source_20_Text"><text:span text:style-name="T3">column as an array</text:span></text:span><text:span text:style-name="Source_20_Text">, first access it using bracket slicing. Then, access its </text:span><text:span text:style-name="Source_20_Text"><text:span text:style-name="T3">.values</text:span></text:span><text:span text:style-name="Source_20_Text"> attribute.</text:span></text:p>
      <text:p text:style-name="P4"><text:span text:style-name="Source_20_Text"/></text:p>
      <text:p text:style-name="P4"><text:span text:style-name="Source_20_Text"><text:span text:style-name="T2">&gt;</text:span></text:span><text:span text:style-name="Source_20_Text">You can d</text:span><text:span text:style-name="Source_20_Text"><text:span text:style-name="T3">ownsample</text:span></text:span><text:span text:style-name="Source_20_Text"> df_clean with a daily frequency using </text:span><text:span text:style-name="Source_20_Text"><text:span text:style-name="T3">.resample()</text:span></text:span><text:span text:style-name="Source_20_Text"> and specifying 'D'. To aggregate by the mean, chain .mean() onto .resample('D').</text:span></text:p>
      <text:p text:style-name="P4"><text:span text:style-name="Source_20_Text"/></text:p>
      <text:p text:style-name="P5"><text:span text:style-name="Source_20_Text"><text:span text:style-name="T2">&gt;# Extract the Temperature column from daily_climate using .reset_index(): daily_temp_climate</text:span></text:span></text:p>
      <text:p text:style-name="P5"><text:span text:style-name="Source_20_Text"><text:span text:style-name="T4">daily_temp_climate = daily_climate.reset_index()['Temperature']</text:span></text:span></text:p>
      <text:p text:style-name="P5"><text:span text:style-name="Source_20_Text"/></text:p>
      <text:p text:style-name="P5"><text:span text:style-name="Source_20_Text"/></text:p>
      <text:p text:style-name="P5"><text:span text:style-name="Source_20_Text"/></text:p>
      <text:p text:style-name="P5"><text:span text:style-name="Source_20_Text"/></text:p>
      <text:p text:style-name="P6"><text:span text:style-name="Source_20_Text"><text:span text:style-name="T5"># Reassign the columns df_celsius</text:span></text:span></text:p>
      <text:p text:style-name="P6"><text:span text:style-name="Source_20_Text"><text:span text:style-name="T5">df_celsius.columns = ['Mean TemperatureC', 'Mean Dew PointC']</text:span></text:span></text:p>
      <text:p text:style-name="P6"><text:span text:style-name="Source_20_Text"/></text:p>
      <text:p text:style-name="P6"><text:span text:style-name="Source_20_Text"/></text:p>
      <text:p text:style-name="P7"><text:span text:style-name="Source_20_Text"><text:span text:style-name="T6"># Create the list of new indexes: new_idx</text:span></text:span></text:p>
      <text:p text:style-name="P7"><text:span text:style-name="Source_20_Text"><text:span text:style-name="T6">new_idx = [month.upper() for month in sales.index]</text:span></text:span></text:p>
      <text:p text:style-name="P7"><text:span text:style-name="Source_20_Text"><text:span text:style-name="T6"># Assign new_idx to sales.index</text:span></text:span></text:p>
      <text:p text:style-name="P7"><text:span text:style-name="Source_20_Text"><text:span text:style-name="T6">sales.index = new_idx</text:span></text:span></text:p>
      <text:p text:style-name="P7"><text:span text:style-name="Source_20_Text"><text:span text:style-name="T6"># Print the sales DataFrame</text:span></text:span></text:p>
      <text:p text:style-name="P7"><text:span text:style-name="Source_20_Text"><text:span text:style-name="T6">print(sales)</text:span></text:span></text:p>
      <text:p text:style-name="P7"><text:span text:style-name="Source_20_Text"/></text:p>
      <text:p text:style-name="P8"><text:span text:style-name="Source_20_Text"><text:span text:style-name="T7"># Assign the string 'MONTHS' to sales.index.name</text:span></text:span></text:p>
      <text:p text:style-name="P8"><text:span text:style-name="Source_20_Text"><text:span text:style-name="T7">sales.index.name='MONTHS'</text:span></text:span></text:p>
      <text:p text:style-name="P8"><text:span text:style-name="Source_20_Text"><text:span text:style-name="T7"># Assign the string 'PRODUCTS' to sales.columns.name </text:span></text:span></text:p>
      <text:p text:style-name="P8"><text:span text:style-name="Source_20_Text"><text:span text:style-name="T7">sales.columns.name='PRODUCTS'</text:span></text:span></text:p>
      <text:p text:style-name="P8"><text:span text:style-name="Source_20_Text"/></text:p>
      <text:p text:style-name="P9"><text:span text:style-name="Source_20_Text"><text:span text:style-name="T8"># Look up data for NY in month 1: NY_month1</text:span></text:span></text:p>
      <text:p text:style-name="P9"><text:span text:style-name="Source_20_Text"><text:span text:style-name="T8">NY_month1 = sales.loc[('NY', 1), :]</text:span></text:span></text:p>
      <text:p text:style-name="P9"><text:span text:style-name="Source_20_Text"><text:span text:style-name="T8"># Look up data for CA and TX in month 2: CA_TX_month2</text:span></text:span></text:p>
      <text:p text:style-name="P9"><text:span text:style-name="Source_20_Text"><text:span text:style-name="T8">CA_TX_month2 = sales.loc[(['CA', 'TX'], 2), :]</text:span></text:span></text:p>
      <text:p text:style-name="P9"><text:span text:style-name="Source_20_Text"><text:span text:style-name="T8"># Look up data for all states in month 2: all_month2</text:span></text:span></text:p>
      <text:p text:style-name="P9"><text:span text:style-name="Source_20_Text"><text:span text:style-name="T8">all_month2 = sales.loc[(slice(None), 2), :]</text:span></text:span></text:p>
      <text:p text:style-name="P9"><text:span text:style-name="Source_20_Text"/></text:p>
      <text:p text:style-name="P9"><text:span text:style-name="Source_20_Text"/></text:p>
      <text:p text:style-name="P10"><text:span text:style-name="Source_20_Text"><text:span text:style-name="T10">sorting:</text:span></text:span></text:p>
      <text:p text:style-name="P11"><text:span text:style-name="Source_20_Text"><text:span text:style-name="T9"><text:tab/>sort_values is meant to sort </text:span></text:span><text:span text:style-name="Source_20_Text"><text:span text:style-name="Strong_20_Emphasis"><text:span text:style-name="T9">by the values of columns</text:span></text:span></text:span><text:span text:style-name="Source_20_Text"><text:span text:style-name="T9"> </text:span></text:span></text:p>
      <text:list xml:id="list2724306859163907273" text:style-name="L1">
        <text:list-item>
          <text:p text:style-name="P16"><text:span text:style-name="Source_20_Text"><text:span text:style-name="T9">sort_index</text:span></text:span><text:span text:style-name="T9"> is meant to sort </text:span><text:span text:style-name="Strong_20_Emphasis"><text:span text:style-name="T9">by the index labels</text:span></text:span><text:span text:style-name="T9"> (or a specific level of the index, or the column labels when </text:span><text:span text:style-name="Source_20_Text"><text:span text:style-name="T9">axis=1</text:span></text:span><text:span text:style-name="T9">) </text:span></text:p>
        </text:list-item>
      </text:list>
      <text:h text:style-name="Heading_20_1" text:outline-level="1"><text:a xlink:type="simple" xlink:href="https://stackoverflow.com/questions/27905295/how-to-replace-nans-by-preceding-values-in-pandas-dataframe" text:style-name="Internet_20_link" text:visited-style-name="Visited_20_Internet_20_Link"><text:span text:style-name="T9">How to replace NaNs by preceding values in pandas DataFrame?</text:span></text:a></text:h>
      <text:p text:style-name="P12">You could use the <text:a xlink:type="simple" xlink:href="http://pandas.pydata.org/pandas-docs/stable/generated/pandas.DataFrame.fillna.html" text:style-name="Internet_20_link" text:visited-style-name="Visited_20_Internet_20_Link"><text:span text:style-name="Source_20_Text">fillna</text:span></text:a> method on the DataFrame and specify the method as <text:span text:style-name="Source_20_Text">ffill</text:span> (forward fill):</text:p>
      <text:p text:style-name="P12">weather3 = weather1.reindex(year).ffill() <text:s/>//to replace the nan value in index</text:p>
      <text:p text:style-name="P12"><text:soft-page-break/></text:p>
      <text:p text:style-name="P13">df.dropna() <text:s/>// to drop the row with null counts </text:p>
      <text:p text:style-name="P13"/>
      <text:p text:style-name="P14"># Reindex names_1981 with index of names_1881: common_names</text:p>
      <text:p text:style-name="P14">common_names = names_1981.reindex(names_1881.index)</text:p>
      <text:p text:style-name="P14"/>
      <text:p text:style-name="P14"><text:span text:style-name="T11">The easiest way for me to understand is to talk about whether you are calculating a statistic for each column (</text:span><text:span text:style-name="Source_20_Text"><text:span text:style-name="T11">axis = 0</text:span></text:span><text:span text:style-name="T11">) or each row (</text:span><text:span text:style-name="Source_20_Text"><text:span text:style-name="T11">axis = 1</text:span></text:span><text:span text:style-name="T11">). If you calculate a statistic, say a mean, with </text:span><text:span text:style-name="Source_20_Text"><text:span text:style-name="T11">axis = 0</text:span></text:span><text:span text:style-name="T11"> you will get that statistic for each column. So if each observation is a row and each variable is in a column, you would get the mean of each variable. If you set </text:span><text:span text:style-name="Source_20_Text"><text:span text:style-name="T11">axis = 1</text:span></text:span><text:span text:style-name="T11"> then you will calculate your statistic for each row. In our example, you would get the mean for each observation across all of your variables (perhaps you want the average of related measures).</text:span></text:p>
      <text:p text:style-name="Text_20_body"><text:span text:style-name="Source_20_Text"><text:span text:style-name="T11">axis = 0</text:span></text:span><text:span text:style-name="T11">: by column = column-wise = along the rows</text:span></text:p>
      <text:p text:style-name="Text_20_body"><text:span text:style-name="Source_20_Text"><text:span text:style-name="T11">axis = 1</text:span></text:span><text:span text:style-name="T11">: by row = row-wise = along the columns</text:span></text:p>
      <text:p text:style-name="Text_20_body"><text:span text:style-name="T11"/></text:p>
      <text:p text:style-name="P17"><text:span text:style-name="T11"># Merge </text:span><text:span text:style-name="T12">revenue dataframe</text:span><text:span text:style-name="T11"> with </text:span><text:span text:style-name="T12">managers dataframe</text:span><text:span text:style-name="T11"> on 'city': merge_by_city</text:span></text:p>
      <text:p text:style-name="P17"><text:span text:style-name="T11">merge_by_city = pd.merge(revenue, managers, on='city')</text:span></text:p>
      <text:p text:style-name="P17"><text:span text:style-name="T11"/></text:p>
      <text:p text:style-name="P17"><text:span text:style-name="T11"/></text:p>
      <text:p text:style-name="P15"/>
      <text:p text:style-name="P9"/>
      <text:p text:style-name="P2"><text:span text:style-name="Source_20_Tex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23:44:43.419289286</meta:creation-date>
    <dc:date>2018-02-15T22:14:15.953786249</dc:date>
    <meta:editing-duration>PT13H6M47S</meta:editing-duration>
    <meta:editing-cycles>12</meta:editing-cycles>
    <meta:generator>LibreOffice/5.1.6.2$Linux_X86_64 LibreOffice_project/10m0$Build-2</meta:generator>
    <meta:document-statistic meta:table-count="0" meta:image-count="0" meta:object-count="0" meta:page-count="2" meta:paragraph-count="41" meta:word-count="415" meta:character-count="2625" meta:non-whitespace-character-count="2235"/>
  </office:meta>
</office:document-meta>
</file>